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e60" officeooo:paragraph-rsid="000f8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 hobb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08:58:01.545349000</meta:creation-date>
    <dc:date>2026-04-12T08:58:33.148093300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6.2.1.2$Windows_X86_64 LibreOffice_project/620$Build-2</meta:generator>
  </office:meta>
</office:document-meta>
</file>